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000000100A62F05E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svg:stroke-opacity="90%" svg:stroke-linecap="round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808080" draw:marker-start="" draw:marker-start-width="0.3cm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666666" fo:font-weight="bold" style:font-weight-asian="bold" style:font-weight-complex="bold"/>
    </style:style>
    <style:style style:name="T1" style:family="text">
      <style:text-properties fo:color="#666666"/>
    </style:style>
    <style:style style:name="T2" style:family="text">
      <style:text-properties fo:color="#6666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3.6cm" svg:height="16.6cm" draw:transform="skewX (0.0045378560551844) translate (2.6cm 3.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12cm" svg:height="5.2cm" svg:x="12.6cm" svg:y="4.2cm">
          <text:p text:style-name="P1"><text:span text:style-name="T1">App Manageme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cm" svg:height="2.4cm" svg:x="13cm" svg:y="6.8cm">
          <text:p text:style-name="P2">User </text:p>
          <text:p text:style-name="P2">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xml:id="id1" draw:id="id1" draw:layer="layout" svg:width="4.418cm" svg:height="3.766cm" svg:x="3.1cm" svg:y="4.9cm">
          <draw:image xlink:href="Pictures/100002010000010000000100A62F05E3.png" xlink:type="simple" xlink:show="embed" xlink:actuate="onLoad">
            <text:p/>
          </draw:image>
        </draw:frame>
        <draw:connector draw:style-name="gr4" draw:text-style-name="P1" draw:layer="layout" draw:type="line" svg:x1="7.518cm" svg:y1="6.783cm" svg:x2="12.6cm" svg:y2="6.8cm" draw:start-shape="id1" draw:start-glue-point="1" draw:end-shape="id2" svg:d="m7518 6783 5082 17">
          <text:p/>
        </draw:connector>
        <draw:custom-shape draw:style-name="gr2" draw:text-style-name="P2" xml:id="id9" draw:id="id9" draw:layer="layout" svg:width="5.55cm" svg:height="2.4cm" svg:x="20.2cm" svg:y="11.35cm">
          <text:p text:style-name="P2"><text:span text:style-name="T1">Search 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" draw:id="id5">
          <draw:custom-shape draw:style-name="gr2" draw:text-style-name="P2" draw:layer="layout" svg:width="4.229cm" svg:height="2.4cm" svg:x="15.371cm" svg:y="11.4cm">
            <text:p text:style-name="P2"><text:span text:style-name="T1">Reposito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.427cm" svg:height="2.8cm" draw:transform="skewX (0.003490658503988) translate (13.21cm 11.2cm)">
            <text:p text:style-name="P1"><text:span text:style-name="T1">Media</text:span></text:p>
            <text:p text:style-name="P1"><text:span text:style-name="T1">Sto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2" xml:id="id3" draw:id="id3" draw:layer="layout" svg:width="3.593cm" svg:height="2.8cm" draw:transform="skewX (0.0045378560551844) translate (3.513cm 15.8cm)">
          <text:p text:style-name="P1"><text:span text:style-name="T1">Content</text:span></text:p>
          <text:p text:style-name="P1"><text:span text:style-name="T1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593cm" svg:height="2.8cm" draw:transform="skewX (0.0045378560551844) translate (8.319cm 15.8cm)">
          <text:p text:style-name="P1"><text:span text:style-name="T1">Content</text:span></text:p>
          <text:p text:style-name="P1"><text:span text:style-name="T1">Adap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5.309cm" svg:y1="8.666cm" svg:x2="5.309cm" svg:y2="15.8cm" draw:start-shape="id1" draw:start-glue-point="2" draw:end-shape="id3" draw:end-glue-point="0" svg:d="m5309 8666v7134">
          <text:p/>
        </draw:connector>
        <draw:connector draw:style-name="gr4" draw:text-style-name="P1" draw:layer="layout" draw:type="line" svg:x1="7.106cm" svg:y1="17.2cm" svg:x2="8.306cm" svg:y2="17.2cm" draw:start-shape="id3" draw:start-glue-point="1" draw:end-shape="id4" draw:end-glue-point="3" svg:d="m7106 17200h1200">
          <text:p/>
        </draw:connector>
        <draw:custom-shape draw:style-name="gr2" draw:text-style-name="P2" xml:id="id6" draw:id="id6" draw:layer="layout" svg:width="3.593cm" svg:height="2.8cm" draw:transform="skewX (0.0045378560551844) translate (6.964cm 11.25cm)">
          <text:p text:style-name="P1"><text:span text:style-name="T1">Worker</text:span></text:p>
          <text:p text:style-name="P1"><text:span text:style-name="T1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1.912cm" svg:y1="17.2cm" svg:x2="13.2cm" svg:y2="12.6cm" draw:start-shape="id4" draw:start-glue-point="1" draw:end-shape="id5" draw:end-glue-point="3" svg:d="m11912 17200h549l189-4600h550">
          <text:p/>
        </draw:connector>
        <draw:connector draw:style-name="gr5" draw:text-style-name="P1" draw:layer="layout" draw:type="lines" svg:x1="8.747cm" svg:y1="14.05cm" svg:x2="10.115cm" svg:y2="15.8cm" draw:start-shape="id6" draw:start-glue-point="2" draw:end-shape="id4" draw:end-glue-point="0" svg:d="m8747 14050v551l1368 649v550">
          <text:p/>
        </draw:connector>
        <draw:connector draw:style-name="gr5" draw:text-style-name="P1" draw:layer="layout" draw:type="lines" svg:x1="8.747cm" svg:y1="14.05cm" svg:x2="5.309cm" svg:y2="15.8cm" draw:start-shape="id6" draw:start-glue-point="2" draw:end-shape="id3" draw:end-glue-point="0" svg:d="m8747 14050v551l-3438 649v550">
          <text:p/>
        </draw:connector>
        <draw:custom-shape draw:style-name="gr2" draw:text-style-name="P5" xml:id="id7" draw:id="id7" draw:layer="layout" svg:width="3.593cm" svg:height="2.8cm" draw:transform="skewX (0.0045378560551844) translate (13.07cm 15.75cm)">
          <text:p text:style-name="P4"><text:span text:style-name="T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8" draw:id="id8" draw:layer="layout" svg:width="3.593cm" svg:height="2.8cm" draw:transform="skewX (0.0045378560551844) translate (17.921cm 15.7cm)">
          <text:p text:style-name="P4"><text:span text:style-name="T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8.747cm" svg:y1="14.05cm" svg:x2="14.866cm" svg:y2="15.75cm" draw:start-shape="id6" draw:start-glue-point="2" draw:end-shape="id7" draw:end-glue-point="0" svg:d="m8747 14050v551l6119 599v550">
          <text:p/>
        </draw:connector>
        <draw:connector draw:style-name="gr5" draw:text-style-name="P1" draw:layer="layout" draw:type="lines" svg:x1="8.747cm" svg:y1="14.05cm" svg:x2="19.717cm" svg:y2="15.7cm" draw:start-shape="id6" draw:start-glue-point="2" draw:end-shape="id8" draw:end-glue-point="0" svg:d="m8747 14050v551l10970 549v550">
          <text:p/>
        </draw:connector>
        <draw:connector draw:style-name="gr4" draw:text-style-name="P1" draw:layer="layout" draw:type="lines" svg:x1="18.6cm" svg:y1="9.4cm" svg:x2="22.975cm" svg:y2="11.35cm" draw:start-shape="id2" draw:start-glue-point="2" draw:end-shape="id9" draw:end-glue-point="0" svg:d="m18600 9400v551l4375 849v550">
          <text:p/>
        </draw:connector>
        <draw:connector draw:style-name="gr4" draw:text-style-name="P1" draw:layer="layout" draw:type="lines" svg:x1="8.76cm" svg:y1="11.25cm" svg:x2="18.6cm" svg:y2="9.4cm" draw:start-shape="id6" draw:start-glue-point="0" draw:end-shape="id2" draw:end-glue-point="2" svg:d="m8760 11250v-550l9840-749v-551">
          <text:p/>
        </draw:connector>
        <draw:connector draw:style-name="gr4" draw:text-style-name="P1" draw:layer="layout" draw:type="lines" svg:x1="16.4cm" svg:y1="11.2cm" svg:x2="18.6cm" svg:y2="9.4cm" draw:start-shape="id5" draw:start-glue-point="0" draw:end-shape="id2" draw:end-glue-point="2" svg:d="m16400 11200v-550l2200-699v-551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0T13:04:14</meta:creation-date>
    <meta:editing-duration>PT3H48M34S</meta:editing-duration>
    <meta:editing-cycles>5</meta:editing-cycles>
    <dc:date>2013-02-20T18:12:37</dc:date>
    <meta:generator>OpenOffice.org/3.4.1$Unix OpenOffice.org_project/341m1$Build-9593</meta:generator>
    <meta:document-statistic meta:object-count="47"/>
  </office:meta>
</office:document-meta>
</file>